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31496in" fo:margin-right="0in" fo:text-indent="-0.15748in" fo:margin-top="0in" fo:margin-bottom="0in" style:punctuation-wrap="hanging" style:vertical-align="auto" style:writing-mode="lr-tb">
        <style:tab-stops>
          <style:tab-stop style:position="0.078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31496in" fo:margin-right="0in" fo:text-indent="-0.15748in" fo:margin-top="0in" fo:margin-bottom="0in" style:punctuation-wrap="hanging" style:vertical-align="auto" style:writing-mode="lr-tb">
        <style:tab-stops>
          <style:tab-stop style:position="0.078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1496in" fo:margin-right="0in" fo:text-indent="-0.15748in" fo:margin-top="0in" fo:margin-bottom="0in" style:punctuation-wrap="hanging" style:vertical-align="auto" style:writing-mode="lr-tb">
        <style:tab-stops>
          <style:tab-stop style:position="0.078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1496in" fo:margin-right="0in" fo:text-indent="-0.15748in" fo:margin-top="0in" fo:margin-bottom="0in" style:punctuation-wrap="hanging" style:vertical-align="auto" style:writing-mode="lr-tb">
        <style:tab-stops>
          <style:tab-stop style:position="0.078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69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11811in" fo:margin-right="0in" fo:text-indent="-0.118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7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1" style:num-suffix=".">
        <style:list-level-properties text:space-before="0in" text:min-label-width="0.15748in"/>
        <style:text-properties fo:font-size="100%"/>
      </text:list-level-style-number>
      <text:list-level-style-number text:level="2" style:num-format="1" style:num-suffix=".">
        <style:list-level-properties text:space-before="0.15748in" text:min-label-width="0.15748in"/>
        <style:text-properties fo:font-size="100%"/>
      </text:list-level-style-number>
      <text:list-level-style-number text:level="3" style:num-format="1" style:num-suffix=".">
        <style:list-level-properties text:space-before="0.65748in" text:min-label-width="0.15748in"/>
        <style:text-properties fo:font-size="100%"/>
      </text:list-level-style-number>
      <text:list-level-style-number text:level="4" style:num-format="1" style:num-suffix=".">
        <style:list-level-properties text:space-before="1.15748in" text:min-label-width="0.15748in"/>
        <style:text-properties fo:font-size="100%"/>
      </text:list-level-style-number>
      <text:list-level-style-number text:level="5" style:num-format="1" style:num-suffix=".">
        <style:list-level-properties text:space-before="1.65748in" text:min-label-width="0.15748in"/>
        <style:text-properties fo:font-size="100%"/>
      </text:list-level-style-number>
      <text:list-level-style-number text:level="6" style:num-format="1" style:num-suffix=".">
        <style:list-level-properties text:space-before="2.15748in" text:min-label-width="0.15748in"/>
        <style:text-properties fo:font-size="100%"/>
      </text:list-level-style-number>
      <text:list-level-style-number text:level="7" style:num-format="1" style:num-suffix=".">
        <style:list-level-properties text:space-before="2.65748in" text:min-label-width="0.15748in"/>
        <style:text-properties fo:font-size="100%"/>
      </text:list-level-style-number>
      <text:list-level-style-number text:level="8" style:num-format="1" style:num-suffix=".">
        <style:list-level-properties text:space-before="3.15748in" text:min-label-width="0.15748in"/>
        <style:text-properties fo:font-size="100%"/>
      </text:list-level-style-number>
      <text:list-level-style-number text:level="9" style:num-format="1" style:num-suffix=".">
        <style:list-level-properties text:space-before="3.65748in" text:min-label-width="0.15748in"/>
        <style:text-properties fo:font-size="100%"/>
      </text:list-level-style-number>
    </text:list-style>
    <text:list-style style:name="a567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1" style:num-suffix=".">
        <style:list-level-properties text:space-before="0in" text:min-label-width="0.15748in"/>
        <style:text-properties fo:font-size="100%"/>
      </text:list-level-style-number>
      <text:list-level-style-number text:level="2" style:num-format="1" style:num-suffix=".">
        <style:list-level-properties text:space-before="0.15748in" text:min-label-width="0.15748in"/>
        <style:text-properties fo:font-size="100%"/>
      </text:list-level-style-number>
      <text:list-level-style-number text:level="3" style:num-format="1" style:num-suffix=".">
        <style:list-level-properties text:space-before="0.65748in" text:min-label-width="0.15748in"/>
        <style:text-properties fo:font-size="100%"/>
      </text:list-level-style-number>
      <text:list-level-style-number text:level="4" style:num-format="1" style:num-suffix=".">
        <style:list-level-properties text:space-before="1.15748in" text:min-label-width="0.15748in"/>
        <style:text-properties fo:font-size="100%"/>
      </text:list-level-style-number>
      <text:list-level-style-number text:level="5" style:num-format="1" style:num-suffix=".">
        <style:list-level-properties text:space-before="1.65748in" text:min-label-width="0.15748in"/>
        <style:text-properties fo:font-size="100%"/>
      </text:list-level-style-number>
      <text:list-level-style-number text:level="6" style:num-format="1" style:num-suffix=".">
        <style:list-level-properties text:space-before="2.15748in" text:min-label-width="0.15748in"/>
        <style:text-properties fo:font-size="100%"/>
      </text:list-level-style-number>
      <text:list-level-style-number text:level="7" style:num-format="1" style:num-suffix=".">
        <style:list-level-properties text:space-before="2.65748in" text:min-label-width="0.15748in"/>
        <style:text-properties fo:font-size="100%"/>
      </text:list-level-style-number>
      <text:list-level-style-number text:level="8" style:num-format="1" style:num-suffix=".">
        <style:list-level-properties text:space-before="3.15748in" text:min-label-width="0.15748in"/>
        <style:text-properties fo:font-size="100%"/>
      </text:list-level-style-number>
      <text:list-level-style-number text:level="9" style:num-format="1" style:num-suffix=".">
        <style:list-level-properties text:space-before="3.65748in" text:min-label-width="0.15748in"/>
        <style:text-properties fo:font-size="100%"/>
      </text:list-level-style-number>
    </text:list-style>
    <text:list-style style:name="a441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82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1" style:num-suffix=".">
        <style:list-level-properties text:space-before="0in" text:min-label-width="0.15748in"/>
        <style:text-properties fo:font-size="100%"/>
      </text:list-level-style-number>
      <text:list-level-style-number text:level="2" style:num-format="1" style:num-suffix=".">
        <style:list-level-properties text:space-before="0.15748in" text:min-label-width="0.15748in"/>
        <style:text-properties fo:font-size="100%"/>
      </text:list-level-style-number>
      <text:list-level-style-number text:level="3" style:num-format="1" style:num-suffix=".">
        <style:list-level-properties text:space-before="0.65748in" text:min-label-width="0.15748in"/>
        <style:text-properties fo:font-size="100%"/>
      </text:list-level-style-number>
      <text:list-level-style-number text:level="4" style:num-format="1" style:num-suffix=".">
        <style:list-level-properties text:space-before="1.15748in" text:min-label-width="0.15748in"/>
        <style:text-properties fo:font-size="100%"/>
      </text:list-level-style-number>
      <text:list-level-style-number text:level="5" style:num-format="1" style:num-suffix=".">
        <style:list-level-properties text:space-before="1.65748in" text:min-label-width="0.15748in"/>
        <style:text-properties fo:font-size="100%"/>
      </text:list-level-style-number>
      <text:list-level-style-number text:level="6" style:num-format="1" style:num-suffix=".">
        <style:list-level-properties text:space-before="2.15748in" text:min-label-width="0.15748in"/>
        <style:text-properties fo:font-size="100%"/>
      </text:list-level-style-number>
      <text:list-level-style-number text:level="7" style:num-format="1" style:num-suffix=".">
        <style:list-level-properties text:space-before="2.65748in" text:min-label-width="0.15748in"/>
        <style:text-properties fo:font-size="100%"/>
      </text:list-level-style-number>
      <text:list-level-style-number text:level="8" style:num-format="1" style:num-suffix=".">
        <style:list-level-properties text:space-before="3.15748in" text:min-label-width="0.15748in"/>
        <style:text-properties fo:font-size="100%"/>
      </text:list-level-style-number>
      <text:list-level-style-number text:level="9" style:num-format="1" style:num-suffix=".">
        <style:list-level-properties text:space-before="3.65748in" text:min-label-width="0.15748in"/>
        <style:text-properties fo:font-size="100%"/>
      </text:list-level-style-number>
    </text:list-style>
    <text:list-style style:name="a471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1" style:num-suffix=".">
        <style:list-level-properties text:space-before="0in" text:min-label-width="0.15748in"/>
        <style:text-properties fo:font-size="100%"/>
      </text:list-level-style-number>
      <text:list-level-style-number text:level="2" style:num-format="1" style:num-suffix=".">
        <style:list-level-properties text:space-before="0.15748in" text:min-label-width="0.15748in"/>
        <style:text-properties fo:font-size="100%"/>
      </text:list-level-style-number>
      <text:list-level-style-number text:level="3" style:num-format="1" style:num-suffix=".">
        <style:list-level-properties text:space-before="0.65748in" text:min-label-width="0.15748in"/>
        <style:text-properties fo:font-size="100%"/>
      </text:list-level-style-number>
      <text:list-level-style-number text:level="4" style:num-format="1" style:num-suffix=".">
        <style:list-level-properties text:space-before="1.15748in" text:min-label-width="0.15748in"/>
        <style:text-properties fo:font-size="100%"/>
      </text:list-level-style-number>
      <text:list-level-style-number text:level="5" style:num-format="1" style:num-suffix=".">
        <style:list-level-properties text:space-before="1.65748in" text:min-label-width="0.15748in"/>
        <style:text-properties fo:font-size="100%"/>
      </text:list-level-style-number>
      <text:list-level-style-number text:level="6" style:num-format="1" style:num-suffix=".">
        <style:list-level-properties text:space-before="2.15748in" text:min-label-width="0.15748in"/>
        <style:text-properties fo:font-size="100%"/>
      </text:list-level-style-number>
      <text:list-level-style-number text:level="7" style:num-format="1" style:num-suffix=".">
        <style:list-level-properties text:space-before="2.65748in" text:min-label-width="0.15748in"/>
        <style:text-properties fo:font-size="100%"/>
      </text:list-level-style-number>
      <text:list-level-style-number text:level="8" style:num-format="1" style:num-suffix=".">
        <style:list-level-properties text:space-before="3.15748in" text:min-label-width="0.15748in"/>
        <style:text-properties fo:font-size="100%"/>
      </text:list-level-style-number>
      <text:list-level-style-number text:level="9" style:num-format="1" style:num-suffix=".">
        <style:list-level-properties text:space-before="3.65748in" text:min-label-width="0.15748in"/>
        <style:text-properties fo:font-size="100%"/>
      </text:list-level-style-number>
    </text:list-style>
    <text:list-style style:name="a613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118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18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18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18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18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18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18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18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1811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7-blank-Blank" presentation:presentation-page-layout-name="Master1-PPL7" draw:id="Slide-257">
        <draw:custom-shape svg:x="0.7874in" svg:y="0.36491in" svg:width="11.81102in" svg:height="0.7874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74in" svg:y="0.36581in" svg:width="0.98425in" svg:height="0.7874in" draw:id="id64" draw:style-name="a388" draw:name="Rectangle 4">
          <svg:title/>
          <svg:desc/>
          <text:p text:style-name="a387" text:class-names="" text:cond-style-name=""><text:span text:style-name="a384" text:class-names="">MA</text:span><text:span text:style-name="a385" text:class-names="">R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165in" svg:y="0.36581in" svg:width="0.98425in" svg:height="0.7874in" draw:id="id65" draw:style-name="a392" draw:name="Rectangle 6">
          <svg:title/>
          <svg:desc/>
          <text:p text:style-name="a391" text:class-names="" text:cond-style-name=""><text:span text:style-name="a389" text:class-names="">APR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5591in" svg:y="0.36581in" svg:width="0.98425in" svg:height="0.7874in" draw:id="id66" draw:style-name="a396" draw:name="Rectangle 7">
          <svg:title/>
          <svg:desc/>
          <text:p text:style-name="a395" text:class-names="" text:cond-style-name=""><text:span text:style-name="a393" text:class-names="">MAY</text:span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4016in" svg:y="0.36581in" svg:width="0.98425in" svg:height="0.7874in" draw:id="id67" draw:style-name="a400" draw:name="Rectangle 8">
          <svg:title/>
          <svg:desc/>
          <text:p text:style-name="a399" text:class-names="" text:cond-style-name=""><text:span text:style-name="a397" text:class-names="">JUN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2441in" svg:y="0.36581in" svg:width="0.98425in" svg:height="0.7874in" draw:id="id68" draw:style-name="a404" draw:name="Rectangle 9">
          <svg:title/>
          <svg:desc/>
          <text:p text:style-name="a403" text:class-names="" text:cond-style-name=""><text:span text:style-name="a401" text:class-names="">JUL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0866in" svg:y="0.36581in" svg:width="0.98425in" svg:height="0.7874in" draw:id="id69" draw:style-name="a409" draw:name="Rectangle 10">
          <svg:title/>
          <svg:desc/>
          <text:p text:style-name="a408" text:class-names="" text:cond-style-name=""><text:span text:style-name="a405" text:class-names="">AU</text:span><text:span text:style-name="a406" text:class-names="">G</text:span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291in" svg:y="0.36581in" svg:width="0.98425in" svg:height="0.7874in" draw:id="id70" draw:style-name="a414" draw:name="Rectangle 11">
          <svg:title/>
          <svg:desc/>
          <text:p text:style-name="a413" text:class-names="" text:cond-style-name=""><text:span text:style-name="a410" text:class-names="">SE</text:span><text:span text:style-name="a411" text:class-names="">P</text:span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7717in" svg:y="0.36581in" svg:width="0.98425in" svg:height="0.7874in" draw:id="id71" draw:style-name="a419" draw:name="Rectangle 12">
          <svg:title/>
          <svg:desc/>
          <text:p text:style-name="a418" text:class-names="" text:cond-style-name=""><text:span text:style-name="a415" text:class-names="">OC</text:span><text:span text:style-name="a416" text:class-names="">T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6142in" svg:y="0.36581in" svg:width="0.98425in" svg:height="0.7874in" draw:id="id72" draw:style-name="a424" draw:name="Rectangle 13">
          <svg:title/>
          <svg:desc/>
          <text:p text:style-name="a423" text:class-names="" text:cond-style-name=""><text:span text:style-name="a420" text:class-names="">NO</text:span><text:span text:style-name="a421" text:class-names="">V</text:span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4116in" svg:y="0.36581in" svg:width="0.98425in" svg:height="0.7874in" draw:id="id73" draw:style-name="a429" draw:name="Rectangle 14">
          <svg:title/>
          <svg:desc/>
          <text:p text:style-name="a428" text:class-names="" text:cond-style-name=""><text:span text:style-name="a425" text:class-names="">DE</text:span><text:span text:style-name="a426" text:class-names="">C</text:span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2992in" svg:y="0.36491in" svg:width="0.98425in" svg:height="0.7874in" draw:id="id74" draw:style-name="a433" draw:name="Rectangle 15">
          <svg:title/>
          <svg:desc/>
          <text:p text:style-name="a432" text:class-names="" text:cond-style-name=""><text:span text:style-name="a430" text:class-names="">JAN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61417in" svg:y="0.36491in" svg:width="0.98425in" svg:height="0.7874in" draw:id="id75" draw:style-name="a438" draw:name="Rectangle 16">
          <svg:title/>
          <svg:desc/>
          <text:p text:style-name="a437" text:class-names="" text:cond-style-name=""><text:span text:style-name="a434" text:class-names="">FE</text:span><text:span text:style-name="a435" text:class-names="">B</text:span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58" draw:name="TextBox 17" svg:x="0.7874in" svg:y="1.15231in" svg:width="1.97794in" svg:height="1.27904in">
          <draw:text-box>
            <text:list text:style-name="a441">
              <text:list-item>
                <text:p text:style-name="a440" text:class-names="" text:cond-style-name=""><text:span text:style-name="a439" text:class-names="">Pondenome founded</text:span></text:p>
              </text:list-item>
            </text:list>
            <text:list text:style-name="a448">
              <text:list-item>
                <text:p text:style-name="a447" text:class-names="" text:cond-style-name=""><text:span text:style-name="a442" text:class-names="">Initial</text:span><text:span text:style-name="a443" text:class-names=""><text:s text:c="1"/></text:span><text:span text:style-name="a444" text:class-names="">promotio</text:span><text:span text:style-name="a445" text:class-names="">n</text:span><text:span text:style-name="a446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49" text:class-names="">Team</text:span><text:span text:style-name="a450" text:class-names=""><text:s text:c="1"/></text:span><text:span text:style-name="a451" text:class-names="">forming</text:span></text:p>
              </text:list-item>
            </text:list>
            <text:list text:style-name="a457">
              <text:list-item>
                <text:p text:style-name="a456" text:class-names="" text:cond-style-name=""><text:span text:style-name="a454" text:class-names="">Team tools set-up</text:span><text:span text:style-name="a455" text:class-names=""/></text:p>
              </text:list-item>
            </text:list>
          </draw:text-box>
          <svg:title/>
          <svg:desc/>
        </draw:frame>
        <draw:frame draw:id="id77" draw:style-name="a514" draw:name="TextBox 18" svg:x="2.75615in" svg:y="1.16273in" svg:width="1.97794in" svg:height="4.81322in">
          <draw:text-box>
            <text:list text:style-name="a461">
              <text:list-item>
                <text:p text:style-name="a460" text:class-names="" text:cond-style-name=""><text:span text:style-name="a459" text:class-names="">Launch of Indiegogo campaign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Other capital raising <text:s text:c="1"/>(e.g. Finnish startup funding sources)</text:span></text:p>
              </text:list-item>
            </text:list>
            <text:list text:style-name="a471">
              <text:list-item>
                <text:p text:style-name="a470" text:class-names="" text:cond-style-name=""><text:span text:style-name="a465" text:class-names="">Market</text:span><text:span text:style-name="a466" text:class-names=""><text:s text:c="1"/></text:span><text:span text:style-name="a467" text:class-names="">researc</text:span><text:span text:style-name="a468" text:class-names="">h</text:span><text:span text:style-name="a469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2" text:class-names="">Decide</text:span><text:span text:style-name="a473" text:class-names=""><text:s text:c="1"/></text:span><text:span text:style-name="a474" text:class-names="">MVP</text:span><text:span text:style-name="a475" text:class-names=""><text:s text:c="1"/></text:span><text:span text:style-name="a476" text:class-names="">features</text:span><text:span text:style-name="a477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Decide on initial architecture and software stack</text:span></text:p>
              </text:list-item>
            </text:list>
            <text:list text:style-name="a487">
              <text:list-item>
                <text:p text:style-name="a486" text:class-names="" text:cond-style-name=""><text:span text:style-name="a483" text:class-names="">Design</text:span><text:span text:style-name="a484" text:class-names=""><text:s text:c="1"/></text:span><text:span text:style-name="a485" text:class-names="">architecture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Write core user stories</text:span></text:p>
              </text:list-item>
            </text:list>
            <text:list text:style-name="a495">
              <text:list-item>
                <text:p text:style-name="a494" text:class-names="" text:cond-style-name=""><text:span text:style-name="a491" text:class-names="">Mock-up core user flows,</text:span><text:span text:style-name="a492" text:class-names=""><text:s text:c="1"/></text:span><text:span text:style-name="a493" text:class-names="">including:</text:span></text:p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Sign-up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Add friend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2" text:class-names="">Post</text:span><text:span text:style-name="a503" text:class-names=""><text:s text:c="1"/></text:span><text:span text:style-name="a504" text:class-names="">message</text:span><text:span text:style-name="a505" text:class-names=""/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View feed</text:span></text:p>
                  </text:list-item>
                </text:list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  <draw:frame draw:id="id78" draw:style-name="a548" draw:name="TextBox 19" svg:x="4.74943in" svg:y="1.15231in" svg:width="1.97794in" svg:height="2.92832in">
          <draw:text-box>
            <text:list text:style-name="a517">
              <text:list-item>
                <text:p text:style-name="a516" text:class-names="" text:cond-style-name=""><text:span text:style-name="a515" text:class-names="">Implement minimal functional prototype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Refine feature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1" text:class-names="">Conduct</text:span><text:span text:style-name="a522" text:class-names=""><text:s text:c="1"/>m</text:span><text:span text:style-name="a523" text:class-names="">arket researc</text:span><text:span text:style-name="a524" text:class-names="">h</text:span><text:span text:style-name="a525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28" text:class-names="">Decide</text:span><text:span text:style-name="a529" text:class-names=""><text:s text:c="1"/></text:span><text:span text:style-name="a530" text:class-names="">MVP</text:span><text:span text:style-name="a531" text:class-names=""><text:s text:c="1"/></text:span><text:span text:style-name="a532" text:class-names="">features</text:span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Decide on initial architecture and software stack</text:span></text:p>
              </text:list-item>
            </text:list>
            <text:list text:style-name="a543">
              <text:list-item>
                <text:p text:style-name="a542" text:class-names="" text:cond-style-name=""><text:span text:style-name="a539" text:class-names="">Design</text:span><text:span text:style-name="a540" text:class-names=""><text:s text:c="1"/></text:span><text:span text:style-name="a541" text:class-names="">architecture</text:span></text:p>
              </text:list-item>
            </text:list>
            <text:list text:style-name="a547">
              <text:list-item>
                <text:p text:style-name="a546" text:class-names="" text:cond-style-name=""><text:span text:style-name="a544" text:class-names="">Mock-up tier two features</text:span><text:span text:style-name="a545" text:class-names=""/></text:p>
              </text:list-item>
            </text:list>
          </draw:text-box>
          <svg:title/>
          <svg:desc/>
        </draw:frame>
        <draw:frame draw:id="id79" draw:style-name="a571" draw:name="TextBox 21" svg:x="6.70284in" svg:y="1.16273in" svg:width="1.97794in" svg:height="2.22148in">
          <draw:text-box>
            <text:list text:style-name="a551">
              <text:list-item>
                <text:p text:style-name="a550" text:class-names="" text:cond-style-name=""><text:span text:style-name="a549" text:class-names="">Implement and test core features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Perform load tests to measure scalability</text:span></text:p>
              </text:list-item>
            </text:list>
            <text:list text:style-name="a563">
              <text:list-item>
                <text:p text:style-name="a562" text:class-names="" text:cond-style-name=""><text:span text:style-name="a555" text:class-names="">Refine</text:span><text:span text:style-name="a556" text:class-names=""><text:s text:c="1"/></text:span><text:span text:style-name="a557" text:class-names="">architecture</text:span><text:span text:style-name="a558" text:class-names=""><text:s text:c="1"/></text:span><text:span text:style-name="a559" text:class-names="">as</text:span><text:span text:style-name="a560" text:class-names=""><text:s text:c="1"/></text:span><text:span text:style-name="a561" text:class-names="">needed</text:span></text:p>
              </text:list-item>
            </text:list>
            <text:list text:style-name="a567">
              <text:list-item>
                <text:p text:style-name="a566" text:class-names="" text:cond-style-name=""><text:span text:style-name="a564" text:class-names="">Mock-up tier three features</text:span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  <draw:frame draw:id="id80" draw:style-name="a595" draw:name="TextBox 22" svg:x="8.65133in" svg:y="1.16859in" svg:width="1.97794in" svg:height="1.51465in">
          <draw:text-box>
            <text:list text:style-name="a574">
              <text:list-item>
                <text:p text:style-name="a573" text:class-names="" text:cond-style-name=""><text:span text:style-name="a572" text:class-names="">Soft launch</text:span></text:p>
              </text:list-item>
            </text:list>
            <text:list text:style-name="a587">
              <text:list-item>
                <text:p text:style-name="a586" text:class-names="" text:cond-style-name=""><text:span text:style-name="a575" text:class-names="">Refine</text:span><text:span text:style-name="a576" text:class-names=""><text:s text:c="1"/></text:span><text:span text:style-name="a577" text:class-names="">and</text:span><text:span text:style-name="a578" text:class-names=""><text:s text:c="1"/></text:span><text:span text:style-name="a579" text:class-names="">extend</text:span><text:span text:style-name="a580" text:class-names=""><text:s text:c="1"/></text:span><text:span text:style-name="a581" text:class-names="">features</text:span><text:span text:style-name="a582" text:class-names=""><text:s text:c="1"/></text:span><text:span text:style-name="a583" text:class-names="">as</text:span><text:span text:style-name="a584" text:class-names=""><text:s text:c="1"/></text:span><text:span text:style-name="a585" text:class-names="">needed</text:span></text:p>
              </text:list-item>
            </text:list>
            <text:list text:style-name="a591">
              <text:list-item>
                <text:p text:style-name="a590" text:class-names="" text:cond-style-name=""><text:span text:style-name="a588" text:class-names="">Mock-up tier four features</text:span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  <draw:frame draw:id="id81" draw:style-name="a614" draw:name="TextBox 23" svg:x="10.6305in" svg:y="1.16859in" svg:width="1.97794in" svg:height="0.80781in">
          <draw:text-box>
            <text:list text:style-name="a598">
              <text:list-item>
                <text:p text:style-name="a597" text:class-names="" text:cond-style-name=""><text:span text:style-name="a596" text:class-names="">Beta launch</text:span></text:p>
              </text:list-item>
            </text:list>
            <text:list text:style-name="a613">
              <text:list-item>
                <text:p text:style-name="a612" text:class-names="" text:cond-style-name=""><text:span text:style-name="a599" text:class-names="">Refine</text:span><text:span text:style-name="a600" text:class-names=""><text:s text:c="1"/></text:span><text:span text:style-name="a601" text:class-names="">and</text:span><text:span text:style-name="a602" text:class-names=""><text:s text:c="1"/></text:span><text:span text:style-name="a603" text:class-names="">extend</text:span><text:span text:style-name="a604" text:class-names=""><text:s text:c="1"/></text:span><text:span text:style-name="a605" text:class-names="">features</text:span><text:span text:style-name="a606" text:class-names=""><text:s text:c="1"/></text:span><text:span text:style-name="a607" text:class-names="">as</text:span><text:span text:style-name="a608" text:class-names=""><text:s text:c="1"/></text:span><text:span text:style-name="a609" text:class-names="">neede</text:span><text:span text:style-name="a610" text:class-names="">d</text:span><text:span text:style-name="a611" text:class-names=""/></text:p>
              </text:list-item>
            </text:list>
          </draw:text-box>
          <svg:title/>
          <svg:desc/>
        </draw:frame>
        <draw:connector draw:type="line" svg:x1="2.75591in" svg:y1="1.15231in" svg:x2="2.75591in" svg:y2="7.39583in" draw:id="id82" draw:style-name="a615" draw:name="Straight Arrow Connector 29">
          <svg:title/>
          <svg:desc/>
        </draw:connector>
        <draw:connector draw:type="line" svg:x1="4.72441in" svg:y1="1.16273in" svg:x2="4.72441in" svg:y2="7.40625in" draw:id="id83" draw:style-name="a616" draw:name="Straight Arrow Connector 32">
          <svg:title/>
          <svg:desc/>
        </draw:connector>
        <draw:connector draw:type="line" svg:x1="6.69291in" svg:y1="1.16273in" svg:x2="6.69291in" svg:y2="7.40625in" draw:id="id84" draw:style-name="a617" draw:name="Straight Arrow Connector 36">
          <svg:title/>
          <svg:desc/>
        </draw:connector>
        <draw:connector draw:type="line" svg:x1="8.66142in" svg:y1="1.1392in" svg:x2="8.66142in" svg:y2="7.38272in" draw:id="id85" draw:style-name="a618" draw:name="Straight Arrow Connector 37">
          <svg:title/>
          <svg:desc/>
        </draw:connector>
        <draw:connector draw:type="line" svg:x1="10.62402in" svg:y1="1.16273in" svg:x2="10.62402in" svg:y2="7.40625in" draw:id="id86" draw:style-name="a619" draw:name="Straight Arrow Connector 38">
          <svg:title/>
          <svg:desc/>
        </draw:connector>
        <draw:connector draw:type="line" svg:x1="12.59843in" svg:y1="1.1392in" svg:x2="12.59843in" svg:y2="7.38272in" draw:id="id87" draw:style-name="a620" draw:name="Straight Arrow Connector 39">
          <svg:title/>
          <svg:desc/>
        </draw:connector>
        <draw:connector draw:type="line" svg:x1="0.7874in" svg:y1="1.13747in" svg:x2="0.7874in" svg:y2="7.38099in" draw:id="id88" draw:style-name="a621" draw:name="Straight Arrow Connector 40">
          <svg:title/>
          <svg:desc/>
        </draw:connector>
        <draw:connector draw:type="line" svg:x1="0.7874in" svg:y1="7.38099in" svg:x2="12.59843in" svg:y2="7.38099in" draw:id="id89" draw:style-name="a622" draw:name="Straight Connector 4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ob Guinness</meta:initial-creator>
    <dc:creator>Rob Guinness</dc:creator>
    <meta:creation-date>2018-04-22T14:32:39Z</meta:creation-date>
    <dc:date>2018-04-22T15:05:42Z</dc:date>
    <meta:editing-cycles>4</meta:editing-cycles>
    <meta:editing-duration>PT1983S</meta:editing-duration>
    <meta:document-statistic meta:paragraph-count="44" meta:word-count="134"/>
  </office:meta>
</office:document-meta>
</file>